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32557"/>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style:font-name="Liberation Serif" officeooo:paragraph-rsid="00032557"/>
    </style:style>
    <style:style style:name="P5" style:family="paragraph" style:parent-style-name="Standard">
      <style:paragraph-properties fo:text-align="center" style:justify-single-word="false"/>
      <style:text-properties style:font-name="Liberation Serif"/>
    </style:style>
    <style:style style:name="P6" style:family="paragraph" style:parent-style-name="Text_20_body">
      <style:paragraph-properties fo:text-align="start" style:justify-single-word="false"/>
      <style:text-properties officeooo:paragraph-rsid="00032557"/>
    </style:style>
    <style:style style:name="P7" style:family="paragraph" style:parent-style-name="Text_20_body">
      <style:paragraph-properties fo:text-align="start" style:justify-single-word="false"/>
      <style:text-properties style:font-name="Liberation Serif" officeooo:paragraph-rsid="00032557"/>
    </style:style>
    <style:style style:name="T1" style:family="text">
      <style:text-properties style:font-name="Liberation Serif"/>
    </style:style>
    <style:style style:name="T2" style:family="text">
      <style:text-properties style:font-name="Liberation Serif" officeooo:rsid="00032557"/>
    </style:style>
    <style:style style:name="T3" style:family="text">
      <style:text-properties officeooo:rsid="000325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P Versioning – git</text:p>
      <text:p text:style-name="P5"/>
      <text:p text:style-name="P5"/>
      <text:p text:style-name="P3">Que réalise la commande suivante ? </text:p>
      <text:p text:style-name="P3"/>
      <text:p text:style-name="P4">git status -s –untracked-files=no :</text:p>
      <text:p text:style-name="P1"><text:span text:style-name="T1">La commande </text:span><text:span text:style-name="Source_20_Text"><text:span text:style-name="T1">git status -s --untracked-files=no</text:span></text:span><text:span text:style-name="T1"> affiche l'état des fichiers dans un dépôt Git avec un format condensé (option </text:span><text:span text:style-name="Source_20_Text"><text:span text:style-name="T1">-s</text:span></text:span><text:span text:style-name="T1"> pour "short"). En plus de cela, l'option </text:span><text:span text:style-name="Source_20_Text"><text:span text:style-name="T1">--untracked-files=no</text:span></text:span><text:span text:style-name="T1"> spécifie que les fichiers non suivis (untracked files) ne doivent pas être affichés dans le résultat.</text:span></text:p>
      <text:p text:style-name="P3"/>
      <text:p text:style-name="P3"/>
      <text:p text:style-name="P3">Qu'affiche chacune des commandes suivantes ?<text:span text:style-name="T3"> </text:span></text:p>
      <text:p text:style-name="P3"/>
      <text:p text:style-name="P4">git log –graph –pretty=short :</text:p>
      <text:p text:style-name="P1"><text:span text:style-name="T1">Cette commande affiche l’historique des commits sous forme graphique avec des branches et des fusions (</text:span><text:span text:style-name="Source_20_Text"><text:span text:style-name="T1">--graph</text:span></text:span><text:span text:style-name="T1">), et le format d’affichage est abrégé (</text:span><text:span text:style-name="Source_20_Text"><text:span text:style-name="T1">--pretty=short</text:span></text:span><text:span text:style-name="T1">), montrant seulement les informations essentielles : le hash du commit (abrégé), l’auteur et le message du commit.</text:span></text:p>
      <text:p text:style-name="P3"/>
      <text:p text:style-name="P4"><text:span text:style-name="T3">gitk :</text:span></text:p>
      <text:p text:style-name="P2"><text:span text:style-name="Source_20_Text"><text:span text:style-name="T2">gitk</text:span></text:span><text:span text:style-name="T2"> est un outil graphique qui affiche l’historique des commits sous forme de fenêtre avec une vue plus détaillée et interactive. Il montre les commits dans un format visuel avec une représentation graphique de l'arbre de commits (comme un diagramme de branches), les messages des commits, les dates, les auteurs et d’autres détails.</text:span></text:p>
      <text:p text:style-name="P4"/>
      <text:p text:style-name="P4"/>
      <text:p text:style-name="P4"><text:span text:style-name="T3">Vous avez au final décidé de renoncer aux dernières modifications, quelles commandes</text:span></text:p>
      <text:p text:style-name="P4"><text:span text:style-name="T3">exécuter ?</text:span></text:p>
      <text:p text:style-name="P4"/>
      <text:p text:style-name="P6"><text:span text:style-name="T2">Si tu as ajouté des fichiers à l'index avec </text:span><text:span text:style-name="Source_20_Text"><text:span text:style-name="T2">git add</text:span></text:span><text:span text:style-name="T2"> mais que tu n'as pas encore fait de commit, tu peux les retirer de l'index (ce qui les désindexe, mais ne supprime pas les modifications dans les fichiers) :</text:span></text:p>
      <text:p text:style-name="P7"><text:span text:style-name="T3">git reset &lt;nom_du_fichier&gt;</text:span></text:p>
      <text:p text:style-name="P7"><text:span text:style-name="T3">Ou pour tout désindexer :</text:span></text:p>
      <text:p text:style-name="P7"><text:span text:style-name="T3">git reset</text:span></text:p>
      <text:p text:style-name="P6"><text:span text:style-name="T2">Si tu as modifié un fichier et que tu souhaites annuler ces modifications pour revenir à la dernière version validée, tu peux utiliser </text:span><text:span text:style-name="Source_20_Text"><text:span text:style-name="T2">git checkout</text:span></text:span><text:span text:style-name="T2"> suivi du nom du fichier :</text:span></text:p>
      <text:p text:style-name="P6"><text:span text:style-name="Source_20_Text"><text:span text:style-name="T2">git checkout -- &lt;nom_du_fichier&gt;</text:span></text:span></text:p>
      <text:p text:style-name="P6"><text:span text:style-name="Source_20_Text"><text:span text:style-name="T1"/></text:span></text:p>
      <text:p text:style-name="P6"><text:span text:style-name="T2"/></text:p>
      <text:p text:style-name="P6"><text:span text:style-name="T2"/></text:p>
      <text:p text:style-name="P2"><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08:56:03.680249133</meta:creation-date>
    <dc:date>2025-01-29T09:09:07.390501435</dc:date>
    <meta:editing-duration>PT13M1S</meta:editing-duration>
    <meta:editing-cycles>8</meta:editing-cycles>
    <meta:generator>LibreOffice/24.2.7.2$Linux_X86_64 LibreOffice_project/420$Build-2</meta:generator>
    <meta:document-statistic meta:table-count="0" meta:image-count="0" meta:object-count="0" meta:page-count="1" meta:paragraph-count="17" meta:word-count="267" meta:character-count="1642" meta:non-whitespace-character-count="1393"/>
  </office:meta>
</office:document-meta>
</file>